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fo:padding="0cm" fo:border="none" style:writing-mode="page"/>
    </style:style>
    <style:style style:name="Images_5f_Ingary.2" style:display-name="Images_Ingary.2" style:family="table-row">
      <style:table-row-properties style:min-row-height="0.478cm"/>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fo:padding="0cm" fo:border="none" style:writing-mode="page"/>
    </style:style>
    <style:style style:name="Images_5f_Radme.2" style:display-name="Images_Radme.2" style:family="table-row">
      <style:table-row-properties style:min-row-height="0.153cm"/>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A1" style:family="table-cell">
      <style:table-cell-properties fo:padding="0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text-properties fo:language="en" fo:country="US" officeooo:paragraph-rsid="002642e4"/>
    </style:style>
    <style:style style:name="P5" style:family="paragraph" style:parent-style-name="Picture">
      <style:text-properties fo:language="en" fo:country="US"/>
    </style:style>
    <style:style style:name="P6" style:family="paragraph" style:parent-style-name="Text_20_body">
      <style:text-properties officeooo:paragraph-rsid="001f853b"/>
    </style:style>
    <style:style style:name="P7" style:family="paragraph" style:parent-style-name="Standard">
      <style:text-properties fo:language="en" fo:country="US"/>
    </style:style>
    <style:style style:name="P8" style:family="paragraph" style:parent-style-name="Heading_20_1">
      <style:paragraph-properties fo:break-before="page"/>
      <style:text-properties fo:language="en" fo:country="US"/>
    </style:style>
    <style:style style:name="P9" style:family="paragraph" style:parent-style-name="Heading_20_2">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T9" style:family="text">
      <style:text-properties fo:language="en" fo:country="US" officeooo:rsid="00224d39"/>
    </style:style>
    <style:style style:name="T10" style:family="text">
      <style:text-properties fo:language="en" fo:country="US" officeooo:rsid="002a7e82"/>
    </style:style>
    <style:style style:name="T11" style:family="text">
      <style:text-properties officeooo:rsid="0027a443"/>
    </style:style>
    <style:style style:name="T12" style:family="text">
      <style:text-properties officeooo:rsid="002941b7"/>
    </style:style>
    <style:style style:name="T13" style:family="text">
      <style:text-properties officeooo:rsid="002b0f7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 text:outline-level="1">Settings</text:h>
      <text:p text:style-name="Text_20_body"><text:span text:style-name="T7">Y</text:span><text:span text:style-name="T5">ou can find all the visual reference </text:span><text:span text:style-name="T6">in the last chapter “Additional reference images”.</text:span></text:p>
      <text:h text:style-name="P9" text:outline-level="2">Ingary</text:h>
      <text:p text:style-name="P6"><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text:span><text:span text:style-name="T10">ies</text:span><text:span text:style-name="T2">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3"><draw:frame draw:style-name="fr1" draw:name="Cornice1" text:anchor-type="paragraph" svg:width="6.332cm" draw:z-index="5"><draw:text-box fo:min-height="3.422cm"><text:p text:style-name="P5"><draw:frame draw:style-name="fr2" draw:name="Immagine29" text:anchor-type="as-char" svg:width="6.332cm" style:rel-width="100%" svg:height="3.422cm" style:rel-height="scale" draw:z-index="12"><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3"><draw:frame draw:style-name="fr1" draw:name="Cornice2" text:anchor-type="paragraph" svg:width="6.334cm" draw:z-index="1"><draw:text-box fo:min-height="2.02cm"><text:p text:style-name="P5"><draw:frame draw:style-name="fr2" draw:name="Immagine31" text:anchor-type="as-char" svg:width="6.334cm" style:rel-width="100%" svg:height="2.02cm" style:rel-height="scale" draw:z-index="2"><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3"><draw:frame draw:style-name="fr1" draw:name="Cornice3" text:anchor-type="paragraph" svg:width="6.334cm" draw:z-index="0"><draw:text-box fo:min-height="3.833cm"><text:p text:style-name="P5"><draw:frame draw:style-name="fr2" draw:name="Immagine32" text:anchor-type="as-char" svg:width="6.334cm" style:rel-width="100%" svg:height="3.833cm" style:rel-height="scale" draw:z-index="3"><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row table:style-name="Images_5f_Ingary.2">
          <table:table-cell table:style-name="Images_5f_Ingary.A1" table:number-columns-spanned="3" office:value-type="string">
            <text:p text:style-name="P3">Images taken from: <text:span text:style-name="T12">Howl’s</text:span> Moving Castle <text:span text:style-name="T13">movie</text:span></text:p>
          </table:table-cell>
          <table:covered-table-cell/>
          <table:covered-table-cell/>
        </table:table-row>
      </table:table>
      <text:h text:style-name="P9" text:outline-level="2">Radme</text:h>
      <text:p text:style-name="P6"><text:span text:style-name="T7">O</text:span><text:span text:style-name="T2">ver the ocean we find the continent Radme. Starting from the small city of Salt Marina it is possible to go through the hills close to the coast in the mainland of the continent. Radme is more arid and poor than Ingary, </text:span><text:span text:style-name="T9">it’s full of geysers and hot water sources, it has</text:span><text:span text:style-name="T2">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3"><draw:frame draw:style-name="fr1" draw:name="Cornice6" text:anchor-type="paragraph" svg:width="6.332cm" draw:z-index="8"><draw:text-box fo:min-height="3.561cm"><text:p text:style-name="P5"><draw:frame draw:style-name="fr2" draw:name="Immagine37" text:anchor-type="as-char" svg:width="6.332cm" style:rel-width="100%" svg:height="3.561cm" style:rel-height="scale" draw:z-index="14"><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3"><draw:frame draw:style-name="fr1" draw:name="Cornice5" text:anchor-type="paragraph" svg:width="6.334cm" draw:z-index="7"><draw:text-box fo:min-height="3.563cm"><text:p text:style-name="P5"><draw:frame draw:style-name="fr2" draw:name="Immagine36" text:anchor-type="as-char" svg:width="6.334cm" style:rel-width="100%" svg:height="3.563cm" style:rel-height="scale" draw:z-index="13"><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3"><draw:frame draw:style-name="fr1" draw:name="Cornice4" text:anchor-type="paragraph" svg:width="6.334cm" draw:z-index="4"><draw:text-box fo:min-height="6.168cm"><text:p text:style-name="P5"><draw:frame draw:style-name="fr2" draw:name="Immagine35" text:anchor-type="as-char" svg:width="6.334cm" style:rel-width="100%" svg:height="6.168cm" style:rel-height="scale" draw:z-index="6"><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row table:style-name="Images_5f_Radme.2">
          <table:table-cell table:style-name="Images_5f_Radme.A1" table:number-columns-spanned="3" office:value-type="string">
            <text:p text:style-name="P3">Images taken from: <text:span text:style-name="T11">Monkey Island 4, One Piece, web</text:span></text:p>
          </table:table-cell>
          <table:covered-table-cell/>
          <table:covered-table-cell/>
        </table:table-row>
      </table:table>
      <text:h text:style-name="P9"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table:table table:name="Table1" table:style-name="Table1">
        <table:table-column table:style-name="Table1.A" table:number-columns-repeated="3"/>
        <table:table-row>
          <table:table-cell table:style-name="Table1.A1" office:value-type="string">
            <text:p text:style-name="Table_20_Contents"><draw:frame draw:style-name="fr3" draw:name="Image1" text:anchor-type="paragraph" svg:width="3.56cm" svg:height="3.56cm" draw:z-index="11"><draw:image xlink:href="../../Resources/Levels/Ingary%20under%20attack/Ingary_Under_Attack%202.jpg" xlink:type="simple" xlink:show="embed" xlink:actuate="onLoad" loext:mime-type="image/jpeg"/></draw:frame></text:p>
          </table:table-cell>
          <table:table-cell table:style-name="Table1.A1" office:value-type="string">
            <text:p text:style-name="Table_20_Contents"><draw:frame draw:style-name="fr4" draw:name="Image2" text:anchor-type="paragraph" svg:width="6.334cm" svg:height="3.561cm" draw:z-index="10"><draw:image xlink:href="../../Resources/Levels/Ingary%20under%20attack/Ingary_Under_Attack%203.jpg" xlink:type="simple" xlink:show="embed" xlink:actuate="onLoad" loext:mime-type="image/jpeg"/></draw:frame></text:p>
          </table:table-cell>
          <table:table-cell table:style-name="Table1.A1" office:value-type="string">
            <text:p text:style-name="Table_20_Contents"><draw:frame draw:style-name="fr4" draw:name="Image3" text:anchor-type="paragraph" svg:width="6.334cm" svg:height="3.424cm" draw:z-index="9"><draw:image xlink:href="../../Resources/Levels/Ingary%20under%20attack/Ingary_Under_Attack.png" xlink:type="simple" xlink:show="embed" xlink:actuate="onLoad" loext:mime-type="image/png"/></draw:frame></text:p>
          </table:table-cell>
        </table:table-row>
        <table:table-row>
          <table:table-cell table:style-name="Table1.A1" table:number-columns-spanned="3" office:value-type="string">
            <text:p text:style-name="P4">Images taken from: <text:span text:style-name="T12">Howl’s</text:span> Moving Castle <text:span text:style-name="T13">movie</text:span></text:p>
          </table:table-cell>
          <table:covered-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2T12:58:08.849000000</dc:date>
    <meta:editing-duration>PT14M18S</meta:editing-duration>
    <meta:editing-cycles>19</meta:editing-cycles>
    <meta:generator>LibreOffice/6.1.2.1$Windows_X86_64 LibreOffice_project/65905a128db06ba48db947242809d14d3f9a93fe</meta:generator>
    <dc:creator>Michele Maione</dc:creator>
    <meta:document-statistic meta:table-count="4" meta:image-count="9" meta:object-count="0" meta:page-count="2" meta:paragraph-count="19" meta:word-count="379" meta:character-count="2234" meta:non-whitespace-character-count="1875"/>
    <meta:template xlink:type="simple" xlink:actuate="onRequest" xlink:title="" xlink:href="../MasterGameDesignDocument.odm" meta:date="2018-12-11T16:49:51.134000000"/>
  </office:meta>
</office:document-meta>
</file>